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Courier, monospace"/>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list-style-name="L1">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monospac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10155009202885720" text:style-name="L1">
        <text:list-item>
          <text:p text:style-name="P4">briefly describe the purpose of any two sections commonly found on a man page (e.g. Synopsis section) <text:line-break/><text:line-break/><text:span text:style-name="T2">The synopsis section of a man page shows how the command is commonly used, including options available for that command. The description section of a man page lists each option for the command along with a brief description for that flag.</text:span><text:line-break/></text:p>
        </text:list-item>
        <text:list-item>
          <text:p text:style-name="P3">describe the difference between the UNIX user command <text:span text:style-name="T1">time </text:span>and the system call <text:span text:style-name="T3">time()</text:span> <text:line-break/><text:line-break/><text:span text:style-name="T2">The system call for time will return the seconds since Epoch Time whereas the user command time will take a command as an input and return the time it takes to complete that command.</text:span><text:line-break/></text:p>
        </text:list-item>
        <text:list-item>
          <text:p text:style-name="P1">what is the meaning of the stream-based <text:span text:style-name="T4">SEEK_CUR</text:span> macro?<text:line-break/><text:line-break/><text:span text:style-name="T2">The SEEK_CUR macro is included in the cstdio library. It is used within the fseek function to determine the current position of the file pointer.</text:span></text:p>
          <text:p text:style-name="P1"/>
        </text:list-item>
        <text:list-item>
          <text:p text:style-name="P4">what is the command to list the contents of a directory in long mode, including hidden files? <text:line-break/><text:line-break/>l<text:span text:style-name="T2">s -la where -l prints in long format and -a will include hidden files.</text:span><text:line-break/></text:p>
        </text:list-item>
        <text:list-item>
          <text:p text:style-name="P3">what is the command syntax to make a directory readable/writeable only by you? <text:line-break/><text:line-break/><text:span text:style-name="T2">One method to change directory permissions so that I may only read/write is by using chmod 600 &lt;file_name&gt;. 400 changes permissions so that only I may read the file and 200 changes permissions so that I may only write the file.</text:span></text:p>
        </text:list-item>
        <text:list-item>
          <text:p text:style-name="P2">Perform the following operations:<text:line-break/><text:line-break/><text:span text:style-name="T2">See attached script recording</text:span></text:p>
          <text:p text:style-name="P2"/>
        </text:list-item>
        <text:list-item>
          <text:p text:style-name="P2">describe precisely (nature of problem, location) the memory leak(s) in Sample Program 2.  Fix the problem(s) and submit your modified source code.<text:line-break/><text:line-break/><text:span text:style-name="T2">The memory leaks occur in the sample program at the malloc() statements. This is occurring because the variables that are being allocated are never deallocated. See attached source code for fix.</text:span></text:p>
          <text:p text:style-name="P2"/>
        </text:list-item>
        <text:list-item>
          <text:p text:style-name="P2">describe precisely (nature of problem, location) the illegal memory access(es) in Sample Program 3.  Fix the problem(s) and submit your modified source code.  Use valgrind to verify that you have indeed fixed the problem(s).<text:line-break/><text:line-break/><text:span text:style-name="T2">The problem in program 3 was that the pointer was being incremented passed the size of the array. See attached source code for fix.</text:span></text:p>
          <text:p text:style-name="P2"/>
        </text:list-item>
        <text:list-item>
          <text:p text:style-name="P2"><text:soft-page-break/>How many times is the <text:span text:style-name="T4">read()</text:span> system call invoked when running Sample Program 2?<text:line-break/><text:line-break/><text:span text:style-name="T2">The read system call is called as many times as the program iterates through the loop plus one. It's called from the scanf statement.</text:span></text:p>
          <text:p text:style-name="P2"/>
        </text:list-item>
        <text:list-item>
          <text:p text:style-name="P2">What is the most time-consuming library call made by date (the one taking the longest amount of time per call)?<text:line-break/><text:line-break/><text:span text:style-name="T2">The most time consuming call is the fwrite call. The program needs to execute to find the date and after it executes, the fwrite function displays the d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Courier, monospace"/>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01/10/13<text:tab/>Lab 1<text:tab/>Ryan Abel</text:p>
        <text:p text:style-name="Header"><text:tab/><text:tab/>Corey Jon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l </meta:initial-creator>
    <meta:creation-date>2013-01-10T12:58:15</meta:creation-date>
    <dc:date>2013-01-13T16:26:38</dc:date>
    <meta:editing-duration>PT1H55M53S</meta:editing-duration>
    <meta:editing-cycles>12</meta:editing-cycles>
    <meta:generator>OpenOffice.org/3.4.1$Unix OpenOffice.org_project/341m1$Build-9593</meta:generator>
    <meta:document-statistic meta:table-count="0" meta:image-count="0" meta:object-count="0" meta:page-count="2" meta:paragraph-count="12" meta:word-count="447" meta:character-count="2596"/>
  </office:meta>
</office:document-meta>
</file>